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efImpl.setMandatory(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setAutoCreated( boolean auto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getDeclaring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definesResid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setDeclaringNodeType( Name declaringNod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DefImpl.set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Def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setProtected( boolean write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setOnParentVersion( int onParen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mpl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mDefImpl.ItemDef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mDefImpl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